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893cm" fo:min-width="2.64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893cm" fo:min-width="2.643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893cm" fo:min-width="2.643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893cm" fo:min-width="2.643cm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3cm" draw:marker-end-width="0.253cm" draw:textarea-horizontal-align="justify" draw:textarea-vertical-align="middle" draw:auto-grow-height="false" fo:min-height="2.787cm" fo:min-width="2.537cm" fo:padding-top="0.143cm" fo:padding-bottom="0.143cm" fo:padding-left="0.268cm" fo:padding-right="0.268cm"/>
      <style:paragraph-properties style:writing-mode="lr-tb"/>
    </style:style>
    <style:style style:name="gr8" style:family="graphic" style:parent-style-name="standard" style:list-style-name="L1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893cm" fo:min-width="2.643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787cm" fo:min-width="2.537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893cm" fo:min-width="2.643cm"/>
      <style:paragraph-properties style:writing-mode="lr-tb"/>
    </style:style>
    <style:style style:name="gr11" style:family="graphic" style:parent-style-name="standard">
      <style:graphic-properties svg:stroke-width="0.035cm" svg:stroke-color="#3465a4" draw:marker-start-width="0.253cm" draw:marker-end-width="0.253cm" draw:textarea-horizontal-align="justify" draw:textarea-vertical-align="middle" draw:auto-grow-height="false" fo:min-height="2.857cm" fo:min-width="2.607cm" fo:padding-top="0.143cm" fo:padding-bottom="0.143cm" fo:padding-left="0.268cm" fo:padding-right="0.268cm"/>
      <style:paragraph-properties style:writing-mode="lr-tb"/>
    </style:style>
    <style:style style:name="gr12" style:family="graphic" style:parent-style-name="standard" style:list-style-name="L1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787cm" fo:min-width="2.537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893cm" fo:min-width="2.6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8% 58%"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4.445cm" svg:x="3.44cm" svg:y="6.438cm">
          <text:p text:style-name="P1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445cm" svg:height="4.445cm" svg:x="11.695cm" svg:y="6.438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234cm" svg:y1="7.089cm" svg:x2="12.346cm" svg:y2="7.089cm" draw:start-shape="id1" draw:start-glue-point="11" draw:end-shape="id2" draw:end-glue-point="5" svg:d="M7234 7089h5112" svg:viewBox="0 0 5113 1">
          <text:p text:style-name="P1"><text:span text:style-name="T1">1</text:span></text:p>
        </draw:connector>
        <draw:connector draw:style-name="gr3" draw:text-style-name="P4" draw:layer="layout" draw:type="curve" svg:x1="12.346cm" svg:y1="10.232cm" svg:x2="7.234cm" svg:y2="10.232cm" draw:start-shape="id2" draw:start-glue-point="7" draw:end-shape="id1" draw:end-glue-point="9" svg:d="M12346 10232h-5112" svg:viewBox="0 0 5113 1">
          <text:p text:style-name="P1"><text:span text:style-name="T1">1</text:span></text:p>
        </draw:connector>
        <draw:connector draw:style-name="gr3" draw:text-style-name="P4" draw:layer="layout" draw:type="curve" svg:x1="0.488cm" svg:y1="8.618cm" svg:x2="3.42cm" svg:y2="8.592cm" svg:d="M488 8618c2199 0 733-26 2932-26" svg:viewBox="0 0 2933 27">
          <text:p text:style-name="P1"><text:span text:style-name="T1">st</text:span></text:p>
        </draw:connector>
        <draw:frame draw:style-name="gr4" draw:text-style-name="P5" draw:layer="layout" svg:width="7.62cm" svg:height="1.905cm" svg:x="6.022cm" svg:y="11.202cm">
          <draw:text-box>
            <text:p text:style-name="P2"><text:span text:style-name="T3">1</text:span><text:span text:style-name="T1">0</text:span><text:span text:style-name="T1">10</text:span></text:p>
          </draw:text-box>
        </draw:frame>
        <draw:custom-shape draw:style-name="gr5" draw:text-style-name="P3" xml:id="id3" draw:id="id3" draw:layer="layout" svg:width="4.445cm" svg:height="4.445cm" svg:x="11.769cm" svg:y="0.612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308cm" svg:y1="1.263cm" svg:x2="12.42cm" svg:y2="1.263cm" draw:end-shape="id3" draw:end-glue-point="5" svg:d="M7308 1263h5112" svg:viewBox="0 0 5113 1">
          <text:p text:style-name="P1"><text:span text:style-name="T1">1</text:span></text:p>
        </draw:connector>
        <draw:connector draw:style-name="gr3" draw:text-style-name="P4" draw:layer="layout" draw:type="curve" svg:x1="12.42cm" svg:y1="4.406cm" svg:x2="7.308cm" svg:y2="4.406cm" draw:start-shape="id3" draw:start-glue-point="7" svg:d="M12420 4406h-5112" svg:viewBox="0 0 5113 1">
          <text:p text:style-name="P1"><text:span text:style-name="T1">1</text:span></text:p>
        </draw:connector>
        <draw:connector draw:style-name="gr3" draw:text-style-name="P4" draw:layer="layout" draw:type="curve" svg:x1="0.562cm" svg:y1="2.792cm" svg:x2="3.494cm" svg:y2="2.766cm" svg:d="M562 2792c2199 0 733-26 2932-26" svg:viewBox="0 0 2933 27">
          <text:p text:style-name="P1"><text:span text:style-name="T1">st</text:span></text:p>
        </draw:connector>
        <draw:custom-shape draw:style-name="gr6" draw:text-style-name="P3" xml:id="id6" draw:id="id6" draw:layer="layout" svg:width="4.445cm" svg:height="4.445cm" svg:x="3.469cm" svg:y="0.612cm">
          <text:p text:style-name="P3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4.445cm" svg:height="4.445cm" svg:x="3.414cm" svg:y="13.612cm">
          <text:p text:style-name="P1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445cm" svg:height="4.445cm" svg:x="11.669cm" svg:y="13.612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208cm" svg:y1="14.263cm" svg:x2="12.32cm" svg:y2="14.263cm" draw:start-shape="id4" draw:start-glue-point="11" draw:end-shape="id5" draw:end-glue-point="5" svg:d="M7208 14263h5112" svg:viewBox="0 0 5113 1">
          <text:p text:style-name="P1"><text:span text:style-name="T1">1</text:span></text:p>
        </draw:connector>
        <draw:connector draw:style-name="gr3" draw:text-style-name="P4" draw:layer="layout" draw:type="curve" svg:x1="12.32cm" svg:y1="17.406cm" svg:x2="7.208cm" svg:y2="17.406cm" draw:start-shape="id5" draw:start-glue-point="7" draw:end-shape="id4" draw:end-glue-point="9" svg:d="M12320 17406h-5112" svg:viewBox="0 0 5113 1">
          <text:p text:style-name="P1"><text:span text:style-name="T1">1</text:span></text:p>
        </draw:connector>
        <draw:connector draw:style-name="gr3" draw:text-style-name="P4" draw:layer="layout" draw:type="curve" svg:x1="0.462cm" svg:y1="15.792cm" svg:x2="3.394cm" svg:y2="15.766cm" svg:d="M462 15792c2199 0 733-26 2932-26" svg:viewBox="0 0 2933 27">
          <text:p text:style-name="P1"><text:span text:style-name="T1">st</text:span></text:p>
        </draw:connector>
        <draw:frame draw:style-name="gr4" draw:text-style-name="P5" draw:layer="layout" svg:width="7.62cm" svg:height="1.905cm" svg:x="5.996cm" svg:y="18.376cm">
          <draw:text-box>
            <text:p text:style-name="P2"><text:span text:style-name="T4">1</text:span><text:span text:style-name="T3">0</text:span><text:span text:style-name="T1">10</text:span></text:p>
          </draw:text-box>
        </draw:frame>
        <draw:connector draw:style-name="gr3" draw:text-style-name="P4" draw:layer="layout" draw:type="curve" draw:line-skew="1.673cm" svg:x1="15.563cm" svg:y1="1.263cm" svg:x2="15.563cm" svg:y2="4.406cm" draw:start-shape="id3" draw:start-glue-point="11" draw:end-shape="id3" draw:end-glue-point="9" svg:d="M15563 1263c4237 0 4237 3143 0 3143" svg:viewBox="0 0 3179 3144">
          <text:p text:style-name="P1"><text:span text:style-name="T1">0</text:span></text:p>
        </draw:connector>
        <draw:connector draw:style-name="gr3" draw:text-style-name="P4" draw:layer="layout" draw:type="curve" draw:line-skew="1.379cm" svg:x1="7.263cm" svg:y1="1.263cm" svg:x2="7.263cm" svg:y2="4.406cm" draw:start-shape="id6" draw:start-glue-point="11" draw:end-shape="id6" draw:end-glue-point="9" svg:d="M7263 1263c3796 0 3796 3143 0 3143" svg:viewBox="0 0 2848 3144">
          <text:p text:style-name="P2">0</text:p>
        </draw:connector>
        <draw:connector draw:style-name="gr3" draw:text-style-name="P4" draw:layer="layout" draw:type="curve" draw:line-skew="1.379cm" svg:x1="7.291cm" svg:y1="7.144cm" svg:x2="7.291cm" svg:y2="10.287cm" svg:d="M7291 7144c3796 0 3796 3143 0 3143" svg:viewBox="0 0 2848 3144">
          <text:p text:style-name="P2">0</text:p>
        </draw:connector>
        <draw:connector draw:style-name="gr3" draw:text-style-name="P4" draw:layer="layout" draw:type="curve" draw:line-skew="1.379cm" svg:x1="7.291cm" svg:y1="14.244cm" svg:x2="7.291cm" svg:y2="17.387cm" svg:d="M7291 14244c3796 0 3796 3143 0 3143" svg:viewBox="0 0 2848 3144">
          <text:p text:style-name="P2">0</text:p>
        </draw:connector>
        <draw:connector draw:style-name="gr3" draw:text-style-name="P4" draw:layer="layout" draw:type="curve" draw:line-skew="1.673cm" svg:x1="15.59cm" svg:y1="7.046cm" svg:x2="15.59cm" svg:y2="10.189cm" svg:d="M15590 7046c4237 0 4237 3143 0 3143" svg:viewBox="0 0 3179 3144">
          <text:p text:style-name="P1"><text:span text:style-name="T1">0</text:span></text:p>
        </draw:connector>
        <draw:connector draw:style-name="gr3" draw:text-style-name="P4" draw:layer="layout" draw:type="curve" draw:line-skew="1.673cm" svg:x1="15.59cm" svg:y1="14.246cm" svg:x2="15.59cm" svg:y2="17.389cm" svg:d="M15590 14246c4237 0 4237 3143 0 3143" svg:viewBox="0 0 3179 3144">
          <text:p text:style-name="P1"><text:span text:style-name="T1">0</text:span></text:p>
        </draw:connector>
        <draw:custom-shape draw:style-name="gr9" draw:text-style-name="P2" xml:id="id7" draw:id="id7" draw:layer="layout" svg:width="4.445cm" svg:height="4.445cm" svg:x="26.567cm" svg:y="7.112cm">
          <text:p text:style-name="P1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8" draw:id="id8" draw:layer="layout" svg:width="4.445cm" svg:height="4.445cm" svg:x="34.822cm" svg:y="7.112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0.361cm" svg:y1="7.763cm" svg:x2="35.473cm" svg:y2="7.763cm" draw:start-shape="id7" draw:start-glue-point="11" draw:end-shape="id8" draw:end-glue-point="5" svg:d="M30361 7763h5112" svg:viewBox="0 0 5113 1">
          <text:p text:style-name="P1"><text:span text:style-name="T1">1</text:span></text:p>
        </draw:connector>
        <draw:connector draw:style-name="gr3" draw:text-style-name="P4" draw:layer="layout" draw:type="curve" svg:x1="35.473cm" svg:y1="10.906cm" svg:x2="30.361cm" svg:y2="10.906cm" draw:start-shape="id8" draw:start-glue-point="7" draw:end-shape="id7" draw:end-glue-point="9" svg:d="M35473 10906h-5112" svg:viewBox="0 0 5113 1">
          <text:p text:style-name="P1"><text:span text:style-name="T1">1</text:span></text:p>
        </draw:connector>
        <draw:connector draw:style-name="gr3" draw:text-style-name="P4" draw:layer="layout" draw:type="curve" svg:x1="23.615cm" svg:y1="9.292cm" svg:x2="26.547cm" svg:y2="9.266cm" svg:d="M23615 9292c2199 0 733-26 2932-26" svg:viewBox="0 0 2933 27">
          <text:p text:style-name="P1"><text:span text:style-name="T1">st</text:span></text:p>
        </draw:connector>
        <draw:frame draw:style-name="gr4" draw:text-style-name="P5" draw:layer="layout" svg:width="7.62cm" svg:height="1.905cm" svg:x="29.149cm" svg:y="11.576cm">
          <draw:text-box>
            <text:p text:style-name="P2"><text:span text:style-name="T4">1</text:span><text:span text:style-name="T1">0</text:span><text:span text:style-name="T4">1</text:span><text:span text:style-name="T3">0</text:span></text:p>
          </draw:text-box>
        </draw:frame>
        <draw:connector draw:style-name="gr3" draw:text-style-name="P4" draw:layer="layout" draw:type="curve" draw:line-skew="1.379cm" svg:x1="30.418cm" svg:y1="7.818cm" svg:x2="30.418cm" svg:y2="10.961cm" svg:d="M30418 7818c3796 0 3796 3143 0 3143" svg:viewBox="0 0 2848 3144">
          <text:p text:style-name="P2">0</text:p>
        </draw:connector>
        <draw:connector draw:style-name="gr3" draw:text-style-name="P4" draw:layer="layout" draw:type="curve" draw:line-skew="1.673cm" svg:x1="38.717cm" svg:y1="7.72cm" svg:x2="38.717cm" svg:y2="10.863cm" svg:d="M38717 7720c4237 0 4237 3143 0 3143" svg:viewBox="0 0 3179 3144">
          <text:p text:style-name="P1"><text:span text:style-name="T1">0</text:span></text:p>
        </draw:connector>
        <draw:custom-shape draw:style-name="gr11" draw:text-style-name="P2" xml:id="id9" draw:id="id9" draw:layer="layout" svg:width="4.445cm" svg:height="4.445cm" svg:x="26.541cm" svg:y="0.786cm">
          <text:p text:style-name="P1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4.445cm" svg:height="4.445cm" svg:x="34.796cm" svg:y="0.786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0.335cm" svg:y1="1.437cm" svg:x2="35.447cm" svg:y2="1.437cm" draw:start-shape="id9" draw:start-glue-point="11" draw:end-shape="id10" draw:end-glue-point="5" svg:d="M30335 1437h5112" svg:viewBox="0 0 5113 1">
          <text:p text:style-name="P1"><text:span text:style-name="T1">1</text:span></text:p>
        </draw:connector>
        <draw:connector draw:style-name="gr3" draw:text-style-name="P4" draw:layer="layout" draw:type="curve" svg:x1="35.447cm" svg:y1="4.58cm" svg:x2="30.335cm" svg:y2="4.58cm" draw:start-shape="id10" draw:start-glue-point="7" draw:end-shape="id9" draw:end-glue-point="9" svg:d="M35447 4580h-5112" svg:viewBox="0 0 5113 1">
          <text:p text:style-name="P1"><text:span text:style-name="T1">1</text:span></text:p>
        </draw:connector>
        <draw:connector draw:style-name="gr3" draw:text-style-name="P4" draw:layer="layout" draw:type="curve" svg:x1="23.589cm" svg:y1="2.966cm" svg:x2="26.521cm" svg:y2="2.94cm" svg:d="M23589 2966c2199 0 733-26 2932-26" svg:viewBox="0 0 2933 27">
          <text:p text:style-name="P1"><text:span text:style-name="T1">st</text:span></text:p>
        </draw:connector>
        <draw:frame draw:style-name="gr4" draw:text-style-name="P5" draw:layer="layout" svg:width="7.62cm" svg:height="1.905cm" svg:x="29.223cm" svg:y="5.15cm">
          <draw:text-box>
            <text:p text:style-name="P2"><text:span text:style-name="T4">10</text:span><text:span text:style-name="T3">1</text:span><text:span text:style-name="T1">0</text:span></text:p>
          </draw:text-box>
        </draw:frame>
        <draw:connector draw:style-name="gr3" draw:text-style-name="P4" draw:layer="layout" draw:type="curve" draw:line-skew="1.379cm" svg:x1="30.418cm" svg:y1="1.418cm" svg:x2="30.418cm" svg:y2="4.561cm" svg:d="M30418 1418c3796 0 3796 3143 0 3143" svg:viewBox="0 0 2848 3144">
          <text:p text:style-name="P2">0</text:p>
        </draw:connector>
        <draw:connector draw:style-name="gr3" draw:text-style-name="P4" draw:layer="layout" draw:type="curve" draw:line-skew="1.673cm" svg:x1="38.717cm" svg:y1="1.42cm" svg:x2="38.717cm" svg:y2="4.563cm" svg:d="M38717 1420c4237 0 4237 3143 0 3143" svg:viewBox="0 0 3179 3144">
          <text:p text:style-name="P1"><text:span text:style-name="T1">0</text:span></text:p>
        </draw:connector>
        <draw:custom-shape draw:style-name="gr9" draw:text-style-name="P2" xml:id="id11" draw:id="id11" draw:layer="layout" svg:width="4.445cm" svg:height="4.445cm" svg:x="26.594cm" svg:y="13.586cm">
          <text:p text:style-name="P1"><text:span text:style-name="T1">q</text:span><text:span text:style-name="T2">e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2" draw:id="id12" draw:layer="layout" svg:width="4.445cm" svg:height="4.445cm" svg:x="34.849cm" svg:y="13.586cm">
          <text:p text:style-name="P3"><text:span text:style-name="T1">q</text:span><text:span text:style-name="T2">o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0.388cm" svg:y1="14.237cm" svg:x2="35.5cm" svg:y2="14.237cm" draw:start-shape="id11" draw:start-glue-point="11" draw:end-shape="id12" draw:end-glue-point="5" svg:d="M30388 14237h5112" svg:viewBox="0 0 5113 1">
          <text:p text:style-name="P1"><text:span text:style-name="T1">1</text:span></text:p>
        </draw:connector>
        <draw:connector draw:style-name="gr3" draw:text-style-name="P4" draw:layer="layout" draw:type="curve" svg:x1="35.5cm" svg:y1="17.38cm" svg:x2="30.388cm" svg:y2="17.38cm" draw:start-shape="id12" draw:start-glue-point="7" draw:end-shape="id11" draw:end-glue-point="9" svg:d="M35500 17380h-5112" svg:viewBox="0 0 5113 1">
          <text:p text:style-name="P1"><text:span text:style-name="T1">1</text:span></text:p>
        </draw:connector>
        <draw:connector draw:style-name="gr3" draw:text-style-name="P4" draw:layer="layout" draw:type="curve" svg:x1="23.642cm" svg:y1="15.766cm" svg:x2="26.574cm" svg:y2="15.74cm" svg:d="M23642 15766c2199 0 733-26 2932-26" svg:viewBox="0 0 2933 27">
          <text:p text:style-name="P1"><text:span text:style-name="T1">st</text:span></text:p>
        </draw:connector>
        <draw:frame draw:style-name="gr4" draw:text-style-name="P5" draw:layer="layout" svg:width="7.62cm" svg:height="1.905cm" svg:x="29.176cm" svg:y="18.35cm">
          <draw:text-box>
            <text:p text:style-name="P2"><text:span text:style-name="T4">1</text:span><text:span text:style-name="T1">0</text:span><text:span text:style-name="T4">10</text:span></text:p>
          </draw:text-box>
        </draw:frame>
        <draw:connector draw:style-name="gr3" draw:text-style-name="P4" draw:layer="layout" draw:type="curve" draw:line-skew="1.379cm" svg:x1="30.445cm" svg:y1="14.292cm" svg:x2="30.445cm" svg:y2="17.435cm" svg:d="M30445 14292c3796 0 3796 3143 0 3143" svg:viewBox="0 0 2848 3144">
          <text:p text:style-name="P2">0</text:p>
        </draw:connector>
        <draw:connector draw:style-name="gr3" draw:text-style-name="P4" draw:layer="layout" draw:type="curve" draw:line-skew="1.673cm" svg:x1="38.744cm" svg:y1="14.194cm" svg:x2="38.744cm" svg:y2="17.337cm" svg:d="M38744 14194c4237 0 4237 3143 0 3143" svg:viewBox="0 0 3179 3144">
          <text:p text:style-name="P1"><text:span text:style-name="T1">0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8:03:52.710193525</meta:creation-date>
    <dc:date>2020-11-29T15:46:22.214366326</dc:date>
    <meta:editing-duration>PT1H1M19S</meta:editing-duration>
    <meta:editing-cycles>5</meta:editing-cycles>
    <meta:generator>LibreOffice/7.0.2.2$Linux_X86_64 LibreOffice_project/00$Build-2</meta:generator>
    <meta:document-statistic meta:object-count="47"/>
  </office:meta>
</office:document-meta>
</file>